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11.01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0.7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style:font-name-complex="Cabrila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>
      <style:text-properties style:font-name="Liberation Sans" style:font-name-complex="Calibri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ext-properties style:font-name-complex="Cabrila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complex="Arial"/>
    </style:style>
    <style:style style:name="T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BRIL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Report</text:p>
          </table:table-cell>
          <table:table-cell table:style-name="ce14" office:value-type="string" calcext:value-type="string">
            <text:p>Data From (Screen)</text:p>
          </table:table-cell>
          <table:table-cell table:style-name="ce14" office:value-type="string" calcext:value-type="string">
            <text:p>Data From (Table)</text:p>
          </table:table-cell>
          <table:table-cell table:style-name="ce10" office:value-type="string" calcext:value-type="string">
            <text:p>Job ID</text:p>
          </table:table-cell>
          <table:table-cell table:style-name="ce14" office:value-type="string" calcext:value-type="string">
            <text:p>Doc Type</text:p>
          </table:table-cell>
          <table:table-cell table:style-name="ce14" office:value-type="string" calcext:value-type="string">
            <text:p>HQ/ROW</text:p>
          </table:table-cell>
          <table:table-cell table:style-name="ce14" office:value-type="string" calcext:value-type="string">
            <text:p>Doc Format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Usage</text:p>
          </table:table-cell>
          <table:table-cell table:style-name="ce14" table:number-columns-repeated="1014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Accounting fact daily</text:p>
          </table:table-cell>
          <table:table-cell office:value-type="string" calcext:value-type="string">
            <text:p>Material Management, AP Invoice, AR Invoice, Standard</text:p>
            <text:p>AR Receipt, AP Payment, Cash/Payments, Manual</text:p>
          </table:table-cell>
          <table:table-cell table:number-columns-repeated="6"/>
          <table:table-cell office:value-type="string" calcext:value-type="string">
            <text:p>Shows the list of posting in every account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Aging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s the list of invoices which are not paid or partially paid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AP Aging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AP Aging_VAS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Cash account Summary report</text:p>
          </table:table-cell>
          <table:table-cell table:style-name="ce22" table:number-columns-repeated="2"/>
          <table:table-cell table:number-columns-repeated="2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ash Advance Aging Report(NTA Payment AP)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IP Register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IP Register Report VAS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Closing Inventory By Branch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branch, Warehouse Type and total quantity with each products total price.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osing Inventory By Company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Warehouse Type and total quantity with each products total price for all bran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GS adjustment from FIFO to Net cost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Consignment Report</text:p>
          </table:table-cell>
          <table:table-cell office:value-type="string" calcext:value-type="string">
            <text:p>Consignment Order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ibution% SG&amp;A Report</text:p>
            <text:p/>
          </table:table-cell>
          <table:table-cell office:value-type="string" calcext:value-type="string">
            <text:p>SO with doc type as SG&amp;A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percentage of contribution by product category when the so doc type is SG&amp;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11 Mapping Report</text:p>
          </table:table-cell>
          <table:table-cell table:number-columns-repeated="7"/>
          <table:table-cell office:value-type="string" calcext:value-type="string">
            <text:p>Shows the list of Account Element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Daily sales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ily Summary Sales</text:p>
          </table:table-cell>
          <table:table-cell table:number-columns-repeated="2"/>
          <table:table-cell office:value-type="string" calcext:value-type="string">
            <text:p>605–6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p Report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4"/>
          <table:table-cell office:value-type="string" calcext:value-type="string">
            <text:p>show the outstanding for the ap invoice, when fully paid it will not show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s VAS Local Currency and Final GAAP Balance for accou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d11 Report New</text:p>
          </table:table-cell>
          <table:table-cell table:number-columns-repeated="7"/>
          <table:table-cell office:value-type="string" calcext:value-type="string">
            <text:p>Shows HFM code, HFM Account description, GAAP Balance month, GAAP Final GAAP Balanc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Document status report</text:p>
          </table:table-cell>
          <table:table-cell office:value-type="string" calcext:value-type="string">
            <text:p>SO, Invoice, DO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SO, AR, BR</text:p>
          </table:table-cell>
          <table:table-cell/>
          <table:table-cell office:value-type="string" calcext:value-type="string">
            <text:p>Shows the SO, Invoice, DO transactions when the status is not completed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DSO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ernal Revenue Package</text:p>
          </table:table-cell>
          <table:table-cell table:number-columns-repeated="7"/>
          <table:table-cell office:value-type="string" calcext:value-type="string">
            <text:p>Shows the list of sales from AR invoice for package produc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xternal Revenue Report</text:p>
          </table:table-cell>
          <table:table-cell table:number-columns-repeated="7"/>
          <table:table-cell office:value-type="string" calcext:value-type="string">
            <text:p>Shows the list of sales from AR invoic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FA Disposal Writeoff Report</text:p>
          </table:table-cell>
          <table:table-cell table:style-name="ce23" office:value-type="string" calcext:value-type="string">
            <text:p>FA Disposal Writeoff</text:p>
          </table:table-cell>
          <table:table-cell table:style-name="ce23"/>
          <table:table-cell/>
          <table:table-cell table:style-name="ce23" office:value-type="string" calcext:value-type="string">
            <text:p>FA Writeoff</text:p>
          </table:table-cell>
          <table:table-cell table:style-name="ce23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A Disposal Writeoff Report</text:p>
          </table:table-cell>
          <table:table-cell table:style-name="ce23" office:value-type="string" calcext:value-type="string">
            <text:p>FA Disposal Writeoff</text:p>
          </table:table-cell>
          <table:table-cell table:style-name="ce23"/>
          <table:table-cell/>
          <table:table-cell table:style-name="ce23" office:value-type="string" calcext:value-type="string">
            <text:p>FA Disposal</text:p>
          </table:table-cell>
          <table:table-cell table:style-name="ce23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A Disposal Writeoff Report VAS</text:p>
          </table:table-cell>
          <table:table-cell table:style-name="ce15" office:value-type="string" calcext:value-type="string">
            <text:p>FA Disposal Writeoff</text:p>
          </table:table-cell>
          <table:table-cell table:style-name="ce15"/>
          <table:table-cell/>
          <table:table-cell table:style-name="ce15" office:value-type="string" calcext:value-type="string">
            <text:p>FA Writeoff</text:p>
          </table:table-cell>
          <table:table-cell table:style-name="ce15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FA Disposal Writeoff Report VAS</text:p>
          </table:table-cell>
          <table:table-cell table:style-name="ce15" office:value-type="string" calcext:value-type="string">
            <text:p>FA Disposal Writeoff </text:p>
          </table:table-cell>
          <table:table-cell table:style-name="ce15"/>
          <table:table-cell/>
          <table:table-cell table:style-name="ce15" office:value-type="string" calcext:value-type="string">
            <text:p>FA Disposal</text:p>
          </table:table-cell>
          <table:table-cell table:style-name="ce15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FA Register Report</text:p>
          </table:table-cell>
          <table:table-cell office:value-type="string" calcext:value-type="string">
            <text:p>FA Register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A Register Report VAS</text:p>
          </table:table-cell>
          <table:table-cell office:value-type="string" calcext:value-type="string">
            <text:p>FA Register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FA Register Summary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A Register Summary Report VAS</text:p>
          </table:table-cell>
          <table:table-cell table:number-columns-repeated="4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entory</text:p>
          </table:table-cell>
          <table:table-cell office:value-type="string" calcext:value-type="string">
            <text:p>FIFO Inventory Report</text:p>
          </table:table-cell>
          <table:table-cell office:value-type="string" calcext:value-type="string">
            <text:p>Material receipt</text:p>
          </table:table-cell>
          <table:table-cell/>
          <table:table-cell office:value-type="string" calcext:value-type="string">
            <text:p>Nil</text:p>
          </table:table-cell>
          <table:table-cell table:number-columns-repeated="2"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hows the list of in and out transaction of stocks excluding BOM, it works based on MR. </text:p>
            <text:p>If a DO happens i will subtract the product quantity from the respected MR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NTA AP Invoice</text:p>
          </table:table-cell>
          <table:table-cell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posted details for the account element and its combination. (each posting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General Ledger Detail</text:p>
          </table:table-cell>
          <table:table-cell table:number-columns-repeated="2"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details of accounts choosen from parameter and shows acutual credit and debit </text:p>
            <text:p>With their related account. (each posting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port fee allocation</text:p>
          </table:table-cell>
          <table:table-cell office:value-type="string" calcext:value-type="string">
            <text:p>GL Journal</text:p>
          </table:table-cell>
          <table:table-cell table:number-columns-repeated="3"/>
          <table:table-cell office:value-type="string" calcext:value-type="string">
            <text:p>HQ </text:p>
          </table:table-cell>
          <table:table-cell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Indirect commercial discount report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Individual Credit MTS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Individual debit report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Inventory InOut By Company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List of Commercial Discount Report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HQ/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st Of GIT</text:p>
          </table:table-cell>
          <table:table-cell office:value-type="string" calcext:value-type="string">
            <text:p>AP Invoice</text:p>
          </table:table-cell>
          <table:table-cell table:number-columns-repeated="2"/>
          <table:table-cell office:value-type="string" calcext:value-type="string">
            <text:p>AP </text:p>
          </table:table-cell>
          <table:table-cell table:number-columns-repeated="3"/>
          <table:table-cell office:value-type="string" calcext:value-type="string">
            <text:p>Shows the list of in AP invoice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List of Good return- package</text:p>
          </table:table-cell>
          <table:table-cell office:value-type="string" calcext:value-type="string">
            <text:p>Customer Return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UMO Column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st of goods Issue Report</text:p>
          </table:table-cell>
          <table:table-cell office:value-type="string" calcext:value-type="string">
            <text:p>Internal transfer</text:p>
          </table:table-cell>
          <table:table-cell table:number-columns-repeated="4"/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Show the list of internal movement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 calcext:value-type="string">
            <text:p><text:span text:style-name="T1">List of Goods Returned</text:span></text:p>
          </table:table-cell>
          <table:table-cell office:value-type="string" calcext:value-type="string">
            <text:p>Customer Return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3A Channel Column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pping D11 Change List</text:p>
          </table:table-cell>
          <table:table-cell table:number-columns-repeated="7"/>
          <table:table-cell office:value-type="string" calcext:value-type="string">
            <text:p>Shows the list of status Account Element changed by user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Master Balance by Customer (Daily)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4"/>
          <table:table-cell office:value-type="string" calcext:value-type="string">
            <text:p>Shows the list of customer who has remaining payment with their balanc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Master Balance by Customer (Monthly)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5" office:value-type="string" calcext:value-type="string">
            <text:p>Master Credit Report (MTS)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s the list of invoice which are fully pa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5" office:value-type="string" calcext:value-type="string">
            <text:p>Master Debit (MTS)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 the list of customers with product qty and the invoice amount both partially paid and fully pa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6" office:value-type="string" calcext:value-type="string">
            <text:p>Master Inventory repo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ventory</text:p>
          </table:table-cell>
          <table:table-cell table:style-name="ce16" office:value-type="string" calcext:value-type="string">
            <text:p>Master Inventory report-Package</text:p>
          </table:table-cell>
          <table:table-cell table:number-columns-repeated="7"/>
          <table:table-cell office:value-type="string" calcext:value-type="string">
            <text:p>Show the list of products by locator And Lot.</text:p>
            <text:p>Shows the total product in a locator.</text:p>
            <text:p>Shows the total product for all the products in the region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Master Salesman Change List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P Invoice Integration Report</text:p>
            <text:p/>
          </table:table-cell>
          <table:table-cell office:value-type="string" calcext:value-type="string">
            <text:p>NTA <text:s/>AP, Goods receipt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AP, NGR</text:p>
          </table:table-cell>
          <table:table-cell/>
          <table:table-cell office:value-type="string" calcext:value-type="string">
            <text:p><text:span text:style-name="T3">shows the list of NTA AP Invoice and Goods Receipt by marketing campagin (more lines of same transaction is due</text:span></text:p>
            <text:p><text:span text:style-name="T3">To the proposal product group in the subproposal screen )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P Purchase Order Integration Report</text:p>
            <text:p/>
          </table:table-cell>
          <table:table-cell office:value-type="string" calcext:value-type="string">
            <text:p>NTA PO, Goods receipt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PO, NGR</text:p>
          </table:table-cell>
          <table:table-cell/>
          <table:table-cell office:value-type="string" calcext:value-type="string">
            <text:p>shows the list of NTA po and Goods Receipt by marketing campagin (more lines of same transaction is due</text:p>
            <text:p>To the proposal product group in the subproposal screen 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 Matching Details</text:p>
          </table:table-cell>
          <table:table-cell table:number-columns-repeated="7"/>
          <table:table-cell office:value-type="string" calcext:value-type="string">
            <text:p>Shows po, invoice, MR document nu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 Matching Report</text:p>
          </table:table-cell>
          <table:table-cell table:number-columns-repeated="7"/>
          <table:table-cell office:value-type="string" calcext:value-type="string">
            <text:p>Shows PO, Invoice, Shipment NO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Product Transaction Value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/>
          <table:table-cell office:value-type="string" calcext:value-type="string">
            <text:p>Not Used</text:p>
          </table:table-cell>
          <table:table-cell office:value-type="string" calcext:value-type="string">
            <text:p>Shows the transaction by product wis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Reversed Void Invoice List</text:p>
          </table:table-cell>
          <table:table-cell office:value-type="string" calcext:value-type="string">
            <text:p>AR Invoice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list of invoice voided or Reverse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RMA summary</text:p>
          </table:table-cell>
          <table:table-cell office:value-type="string" calcext:value-type="string">
            <text:p>Customer RMA, Vendor RMA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RA,VRA</text:p>
          </table:table-cell>
          <table:table-cell/>
          <table:table-cell office:value-type="string" calcext:value-type="string">
            <text:p>Show the list of Customer and vendor r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6" office:value-type="string" calcext:value-type="string">
            <text:p>Stock change inventory report</text:p>
          </table:table-cell>
          <table:table-cell office:value-type="string" calcext:value-type="string">
            <text:p>Stocktake inventory </text:p>
          </table:table-cell>
          <table:table-cell/>
          <table:table-cell office:value-type="string" calcext:value-type="string">
            <text:p>Accounting Processor</text:p>
          </table:table-cell>
          <table:table-cell table:number-columns-repeated="2"/>
          <table:table-cell office:value-type="string" calcext:value-type="string">
            <text:p>HH</text:p>
          </table:table-cell>
          <table:table-cell/>
          <table:table-cell office:value-type="string" calcext:value-type="string">
            <text:p>Shows the stock movement for excess and missing doc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6" office:value-type="string" calcext:value-type="string">
            <text:p>Stock on hand Report</text:p>
          </table:table-cell>
          <table:table-cell table:number-columns-repeated="7"/>
          <table:table-cell office:value-type="string" calcext:value-type="string">
            <text:p>Shows the in out quantity for each product 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<text:span text:style-name="T2">Summary outstanding commercial discount</text:span>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Tax Invoice List </text:p>
          </table:table-cell>
          <table:table-cell office:value-type="string" calcext:value-type="string">
            <text:p>AR Invoice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tax amount for Both NTA invoice, AR Invoice and shows the total tax of all the invo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nsaction Detail Report</text:p>
          </table:table-cell>
          <table:table-cell office:value-type="string" calcext:value-type="string">
            <text:p>Material Receipt, Internal Movement, Manage DO, Customer Return</text:p>
            <text:p>Physical Inventory</text:p>
          </table:table-cell>
          <table:table-cell/>
          <table:table-cell office:value-type="string" calcext:value-type="string">
            <text:p>Nil</text:p>
          </table:table-cell>
          <table:table-cell office:value-type="string" calcext:value-type="string">
            <text:p>MM, DO, IM, RT, HH</text:p>
          </table:table-cell>
          <table:table-cell table:number-columns-repeated="3"/>
          <table:table-cell office:value-type="string" calcext:value-type="string">
            <text:p>Shows the list of transactions from the mentioned doc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</text:p>
          </table:table-cell>
          <table:table-cell table:number-columns-repeated="2"/>
          <table:table-cell office:value-type="string" calcext:value-type="string">
            <text:p>605-602-604-611</text:p>
          </table:table-cell>
          <table:table-cell table:number-columns-repeated="4"/>
          <table:table-cell office:value-type="string" calcext:value-type="string">
            <text:p>Shows the opening and closing balance for account element (debt, no of transactions, ending balance debt,closing balance credi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 VAS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Unallocated AR &amp; AP payment report</text:p>
          </table:table-cell>
          <table:table-cell office:value-type="string" calcext:value-type="string">
            <text:p>Payment Ap, Payment AR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2"/>
          <table:table-cell office:value-type="string" calcext:value-type="string">
            <text:p>BO, CR, BR</text:p>
          </table:table-cell>
          <table:table-cell/>
          <table:table-cell office:value-type="string" calcext:value-type="string">
            <text:p>shows the list of Allocated payments if Allocated parameter is yes, if no shows the unallocated payments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Unallocated Payment report</text:p>
          </table:table-cell>
          <table:table-cell office:value-type="string" calcext:value-type="string">
            <text:p>Payment AR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list of unallocated payment for AR paymen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st Of Goods Issue Note</text:p>
            <text:p/>
          </table:table-cell>
          <table:table-cell office:value-type="string" calcext:value-type="string">
            <text:p>SBT and IT</text:p>
          </table:table-cell>
          <table:table-cell table:number-columns-repeated="2"/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Shows the list of sending branch transfer and internal transfer 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nventory Card Report</text:p>
            <text:p/>
          </table:table-cell>
          <table:table-cell office:value-type="string" calcext:value-type="string">
            <text:p>Incident charge invoice, DO, Physical inven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Accounting Fact Details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Its a screen which shows the posted document detai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Summary of Expenditure by Expense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list of expense by expense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GAAP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VAS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Summary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total revenue, expense, profit (if the profit is in minus it’s a los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GAAP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VAS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Summary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 Of GRN By Company</text:p>
          </table:table-cell>
          <table:table-cell table:number-columns-repeated="2"/>
          <table:table-cell office:value-type="string" calcext:value-type="string">
            <text:p>605-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 Of GRN By Branch</text:p>
          </table:table-cell>
          <table:table-cell table:number-columns-repeated="2"/>
          <table:table-cell office:value-type="string" calcext:value-type="string">
            <text:p>605-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p Report 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4"/>
          <table:table-cell office:value-type="string" calcext:value-type="string">
            <text:p>Show the list of AP Trade and Non Trade business partners with their total outstanding amou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Debtor Ledger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Vendor Ledger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Transaction Report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In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Out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x Invoice List By SKU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 Allocation AP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 Allocation AR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allocated Payment Report – Accounting </text:p>
          </table:table-cell>
          <table:table-cell table:number-columns-repeated="2"/>
          <table:table-cell table:style-name="ce34"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allocated Payment Report – Accounting_VAS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stomer Service KPI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table:number-columns-repeated="4"/>
          <table:table-cell office:value-type="string" calcext:value-type="string">
            <text:p>Shows the list of sales order user wi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AP VAS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P Report VAS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R Report 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4"/>
          <table:table-cell office:value-type="string" calcext:value-type="string">
            <text:p>Shows the list of NTA ar receipt in outstand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ster AR Report VAS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R 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R VAS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x Invoice List By SKU Package</text:p>
          </table:table-cell>
          <table:table-cell office:value-type="string" calcext:value-type="string">
            <text:p>manage Invoice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table-cell office:value-type="string" calcext:value-type="string">
            <text:p>AR, FC, TA</text:p>
          </table:table-cell>
          <table:table-cell/>
          <table:table-cell office:value-type="string" calcext:value-type="string">
            <text:p>shows the list of AR, Trade discount, FO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allocated Invoice</text:p>
          </table:table-cell>
          <table:table-cell office:value-type="string" calcext:value-type="string">
            <text:p>Invoice(Vendor), manage invoice,</text:p>
            <text:p>NTA AP Invoice, NTA AR Invoice</text:p>
          </table:table-cell>
          <table:table-cell table:number-columns-repeated="6"/>
          <table:table-cell office:value-type="string" calcext:value-type="string">
            <text:p>Shows the list of unallocated invoic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.5.6 Report</text:p>
          </table:table-cell>
          <table:table-cell table:number-columns-repeated="2"/>
          <table:table-cell office:value-type="string" calcext:value-type="string">
            <text:p>609-623</text:p>
          </table:table-cell>
          <table:table-cell table:number-columns-repeated="4"/>
          <table:table-cell office:value-type="string" calcext:value-type="string">
            <text:p>Shows the list of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.5.6 Detailed Report</text:p>
          </table:table-cell>
          <table:table-cell table:number-columns-repeated="7"/>
          <table:table-cell office:value-type="string" calcext:value-type="string">
            <text:p>Shows the list of promotion order which invoice is paid along with the product and the amount sol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.5.6 Sample Zero Revenue Report (Scheduler)</text:p>
            <text:p/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.5.6 Sample Zero Revenue Report</text:p>
            <text:p/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utstanding Commercial Discount Report</text:p>
            <text:p/>
          </table:table-cell>
          <table:table-cell office:value-type="string" calcext:value-type="string">
            <text:p>commercial Discount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list of commercial discounts which are not allocat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mercial Discount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port Detail D11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siness Partner Detail</text:p>
          </table:table-cell>
          <table:table-cell table:number-columns-repeated="4"/>
          <table:table-cell office:value-type="string" calcext:value-type="string">
            <text:p>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sh Book – AR Trade</text:p>
          </table:table-cell>
          <table:table-cell table:number-columns-repeated="4"/>
          <table:table-cell office:value-type="string" calcext:value-type="string">
            <text:p>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rage Detail</text:p>
          </table:table-cell>
          <table:table-cell/>
          <table:table-cell office:value-type="string" calcext:value-type="string">
            <text:p>M_STORAGEDETAIL</text:p>
          </table:table-cell>
          <table:table-cell office:value-type="string" calcext:value-type="string">
            <text:p>Nil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ATS.B1:RATS.J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9:32:54.434924652</meta:creation-date>
    <meta:generator>LibreOffice/7.3.7.2$Linux_X86_64 LibreOffice_project/30$Build-2</meta:generator>
    <dc:date>2025-01-18T18:13:30.861651306</dc:date>
    <meta:editing-duration>P2DT12H45M28S</meta:editing-duration>
    <meta:editing-cycles>334</meta:editing-cycles>
    <meta:document-statistic meta:table-count="1" meta:cell-count="348" meta:object-count="0"/>
  </office:meta>
</office:document-meta>
</file>